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line-height="150%" fo:text-align="center" style:justify-single-word="false" style:page-number="auto"/>
    </style:style>
    <style:style style:name="P3" style:family="paragraph" style:parent-style-name="No_20_Spacing">
      <style:paragraph-properties fo:text-align="justify" style:justify-single-word="false"/>
      <style:text-properties style:font-name="Candara" fo:font-size="14pt" style:font-size-asian="14pt"/>
    </style:style>
    <style:style style:name="P4" style:family="paragraph" style:parent-style-name="No_20_Spacing">
      <style:paragraph-properties fo:text-align="justify" style:justify-single-word="false"/>
      <style:text-properties style:font-name="Candara" fo:font-weight="bold" style:font-weight-asian="bold"/>
    </style:style>
    <style:style style:name="P5" style:family="paragraph" style:parent-style-name="No_20_Spacing">
      <style:paragraph-properties fo:text-align="justify" style:justify-single-word="false"/>
      <style:text-properties style:font-name="Candara"/>
    </style:style>
    <style:style style:name="P6" style:family="paragraph" style:parent-style-name="No_20_Spacing">
      <style:paragraph-properties fo:text-align="justify" style:justify-single-word="false"/>
    </style:style>
    <style:style style:name="T1" style:family="text">
      <style:text-properties style:font-name="Trebuchet MS" fo:font-size="20pt" fo:language="en" fo:country="US" style:font-size-asian="20pt" style:font-size-complex="20pt"/>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andara"/>
    </style:style>
    <style:style style:name="T5" style:family="text">
      <style:text-properties style:font-name="Candara" fo:font-size="14pt" fo:font-weight="bold" style:font-size-asian="14pt" style:font-weight-asian="bold"/>
    </style:style>
    <style:style style:name="T6" style:family="text">
      <style:text-properties style:font-name="Candara" fo:font-weight="bold" style:font-weight-asian="bold"/>
    </style:style>
    <style:style style:name="T7" style:family="text">
      <style:text-properties style:font-name="Candara" fo:font-style="italic" fo:font-weight="bold" style:font-style-asian="italic" style:font-weight-asian="bold"/>
    </style:style>
    <style:style style:name="T8" style:family="text">
      <style:text-properties style:font-name="Candara" fo:font-weight="normal" style:font-weight-asian="normal" style:font-weight-complex="normal"/>
    </style:style>
    <style:style style:name="T9" style:family="text">
      <style:text-properties fo:color="#222222" style:font-name="Arial1" fo:font-size="10.5pt" style:font-size-asian="10.5pt" style:font-name-complex="Arial2" style:font-size-complex="10.5pt"/>
    </style:style>
    <style:style style:name="T10" style:family="text">
      <style:text-properties fo:color="#222222" style:font-name="Candara" fo:font-size="10.5pt" style:font-size-asian="10.5pt" style:font-name-complex="Arial2" style:font-size-complex="10.5pt"/>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report</text:span></text:p>
      <text:p text:style-name="P1"><text:span text:style-name="T2">Kim Lan Phan Hoang, Tim Nguyen, Lucie Perrotta<text:tab/></text:span></text:p>
      <text:p text:style-name="P3"/>
      <text:p text:style-name="P6"><text:span text:style-name="T5">Code repository</text:span></text:p>
      <text:p text:style-name="P6"><text:span text:style-name="T4">Our code can be found at </text:span><text:a xlink:type="simple" xlink:href="https://github.com/lucieperrotta/ICG" text:style-name="Internet_20_link" text:visited-style-name="Visited_20_Internet_20_Link"><text:span text:style-name="T4">https://github.com/lucieperrotta/ICG</text:span></text:a></text:p>
      <text:p text:style-name="P4"/>
      <text:p text:style-name="P6"><text:span text:style-name="T5">Additional implemented features</text:span></text:p>
      <text:p text:style-name="P5"/>
      <text:p text:style-name="P6"><text:span text:style-name="T6">Infinite terrain generation:</text:span><text:span text:style-name="T4"> Instead if moving the camera over the plate, the camera stays in the middle of plate and the plate changes shape because the FbM is actually moving. This allows us to walk infinitely ahead.</text:span></text:p>
      <text:p text:style-name="P5"/>
      <text:p text:style-name="P6"><text:span text:style-name="T6">Mist and transparency</text:span><text:span text:style-name="T4">: The mountains fade out with distance and mix with the sky, which looks like there is some fog. Also, the water changes color with distance to make it look "dirtier" with distance (like if the atmosphere is charged with dust). Please note that we had to set the fog distance to very near the camera since our PCs are not powerful at all and increasing that distance make them melt.</text:span></text:p>
      <text:p text:style-name="P5"/>
      <text:p text:style-name="P6"><text:span text:style-name="T6">Texture shading:</text:span><text:span text:style-name="T8"> The textures are mapped by height with four levels (sand, grass, rock, snow) and blended to create a gradient effect. An irregular sine function makes the snow appears more natural and avoid a straight limit between the rock and the snow. We also added a depth effect under the water and make the sand looks darker when it goes deeper.</text:span></text:p>
      <text:p text:style-name="P5"/>
      <text:p text:style-name="P6"><text:span text:style-name="T6">Simplex noise:</text:span><text:span text:style-name="T4"> We implement an alternative of the simplex noise which features a gain parameter to modify the gain of the noise picture. We also added that gain parameter to the Perlin noise.</text:span></text:p>
      <text:p text:style-name="P4"/>
      <text:p text:style-name="P6"><text:span text:style-name="T6">Ridged Fbm:</text:span><text:span text:style-name="T4"> The mountains look sharper on the tops.</text:span></text:p>
      <text:p text:style-name="P5"/>
      <text:p text:style-name="P6"><text:span text:style-name="T6">Multifractal FbM:</text:span><text:span text:style-name="T4"> This is an alternative to FbM, which allows us to mix many different noises (simplex and Perlin) to create the mountains. </text:span></text:p>
      <text:p text:style-name="P5"/>
      <text:p text:style-name="P6"><text:span text:style-name="T6">Water waves simulation:</text:span><text:span text:style-name="T4"> In addition to the colored reflections, the water is also moving in small movements with refractions</text:span><text:bookmark text:name="_GoBack"/><text:span text:style-name="T4">.</text:span></text:p>
      <text:p text:style-name="P5"/>
      <text:p text:style-name="P6"><text:span text:style-name="T6">Moving sky:</text:span><text:span text:style-name="T4"> The skybox is slowly moving the give the impression of the sky changing over the day.</text:span></text:p>
      <text:p text:style-name="P5"/>
      <text:p text:style-name="P6"><text:span text:style-name="T6">Keys navigation:</text:span><text:span text:style-name="T4"> We can continue moving in the same direction when we continue pressing the key. Bezier curves are used to create smoother FPS movements.</text:span></text:p>
      <text:p text:style-name="P5"/>
      <text:p text:style-name="P6"><text:span text:style-name="T6">Full keyboard controls:</text:span></text:p>
      <text:section text:style-name="Sect1" text:name="TextSection">
        <text:p text:style-name="P6"><text:span text:style-name="T7">Navigation (key 1)</text:span></text:p>
        <text:p text:style-name="P6"><text:span text:style-name="T9">↑</text:span><text:span text:style-name="T10">,</text:span><text:span text:style-name="T9">↓</text:span><text:span text:style-name="T10">, </text:span><text:span text:style-name="T9">→</text:span><text:span text:style-name="T10">,</text:span><text:span text:style-name="T9">←</text:span><text:span text:style-name="T10">: move direction</text:span></text:p>
        <text:p text:style-name="P6"><text:span text:style-name="T4">Q - E : inertia</text:span></text:p>
        <text:p text:style-name="P6"><text:span text:style-name="T4">W,A,S,D : camera rotation</text:span></text:p>
        <text:p text:style-name="P6"><text:span text:style-name="T7">FPS (key 2)</text:span><text:span text:style-name="T9"> </text:span></text:p>
        <text:p text:style-name="P6"><text:span text:style-name="T9">↑</text:span><text:span text:style-name="T10">,</text:span><text:span text:style-name="T9">↓</text:span><text:span text:style-name="T10">, </text:span><text:span text:style-name="T9">→</text:span><text:span text:style-name="T10">,</text:span><text:span text:style-name="T9">←</text:span><text:span text:style-name="T10">: move direction</text:span></text:p>
        <text:p text:style-name="P6"><text:span text:style-name="T4">Q - E : inertia</text:span></text:p>
        <text:p text:style-name="P6"><text:span text:style-name="T4">A,D : camera rotation</text:span></text:p>
        <text:p text:style-name="P6"><text:span text:style-name="T7">Bezier (key 3)</text:span></text:p>
        <text:p text:style-name="P6"><text:span text:style-name="T4">Automatic</text:span></text:p>
        <text:p text:style-name="P5"/>
      </text:section>
      <text:section text:style-name="Sect2" text:name="Section1">
        <text:p text:style-name="P5"/>
        <text:p text:style-name="P6"><text:span text:style-name="T5">Repartition of work</text:span></text:p>
        <text:p text:style-name="P6"><text:soft-page-break/><text:span text:style-name="T4">We all worked equally on the project, while always trying to clearly determine who should work on what task, in order not to overlap with others work. This also helped us to be more efficient as one’s would work on less code and hence be more </text:span></text:p>
        <text:p text:style-name="P5"/>
        <text:p text:style-name="P6"><text:span text:style-name="T5">External code used</text:span></text:p>
        <text:p text:style-name="P6"><text:span text:style-name="T4">A pseudo-hash generator function by </text:span><text:span text:style-name="T6">Pietro Di Nicola</text:span><text:span text:style-name="T4">. His blog: </text:span><text:a xlink:type="simple" xlink:href="http://gdevice.blogspot.ch/" text:style-name="Internet_20_link" text:visited-style-name="Visited_20_Internet_20_Link"><text:span text:style-name="T4">http://gdevice.blogspot.ch/</text:span></text:a></text:p>
        <text:p text:style-name="P6"><text:span text:style-name="T4">We inspired our simplex implementation from </text:span><text:span text:style-name="T6">Stefan Gustavson’s</text:span><text:span text:style-name="T4"> work, working for Ashima Arts: </text:span><text:a xlink:type="simple" xlink:href="https://github.com/ashima/" text:style-name="Internet_20_link" text:visited-style-name="Visited_20_Internet_20_Link"><text:span text:style-name="T4">https://github.com/ashima/</text:span></text:a></text:p>
        <text:p text:style-name="P5"/>
        <text:p text:style-name="P6"><text:span text:style-name="T4">That video was really useful to create refraction on water using a dudv map : </text:span><text:a xlink:type="simple" xlink:href="https://www.youtube.com/watch?v=6B7IF6GOu7s&amp;ytbChannel=ThinMatrix" text:style-name="Internet_20_link" text:visited-style-name="Visited_20_Internet_20_Link"><text:span text:style-name="T4">https://www.youtube.com/watch?v=6B7IF6GOu7s&amp;ytbChannel=ThinMatrix</text:span></text:a><text:span text:style-name="T4">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Mention" style:family="text" style:parent-style-name="Default_20_Paragraph_20_Font">
      <style:text-properties fo:color="#2b579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span text:style-name="MT1">Introduction to Computer Graphic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meta:initial-creator>
    <meta:editing-cycles>19</meta:editing-cycles>
    <meta:creation-date>2017-05-28T11:47:00</meta:creation-date>
    <dc:date>2017-05-31T17:02:22.96</dc:date>
    <meta:editing-duration>PT23M5S</meta:editing-duration>
    <meta:generator>OpenOffice/4.1.3$Win32 OpenOffice.org_project/413m1$Build-9783</meta:generator>
    <meta:document-statistic meta:table-count="0" meta:image-count="0" meta:object-count="0" meta:page-count="2" meta:paragraph-count="32" meta:word-count="459" meta:character-count="27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